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60000000603FEC01F7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tyle="normal" fo:font-weight="bold" officeooo:rsid="001a68f6" officeooo:paragraph-rsid="001ba6ea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tyle="normal" fo:font-weight="bold" officeooo:rsid="001e1138" officeooo:paragraph-rsid="001e1138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tyle="italic" officeooo:rsid="001a68f6" officeooo:paragraph-rsid="001ba6ea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tyle="normal" fo:font-weight="bold" officeooo:rsid="001a68f6" officeooo:paragraph-rsid="001ba6ea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0pt" fo:font-style="normal" officeooo:rsid="001a68f6" officeooo:paragraph-rsid="001ba6ea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0pt" fo:font-style="normal" officeooo:rsid="001a68f6" officeooo:paragraph-rsid="001e1138" style:font-size-asian="10pt" style:font-style-asian="normal" style:font-size-complex="10pt" style:font-style-complex="normal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>
        <style:tab-stops>
          <style:tab-stop style:position="8.005cm"/>
        </style:tab-stops>
      </style:paragraph-properties>
      <style:text-properties style:font-name="Arial" fo:font-style="normal" fo:font-weight="bold" officeooo:rsid="001e1138" officeooo:paragraph-rsid="001e1138" style:font-style-asian="normal" style:font-weight-asian="bold" style:font-style-complex="normal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>
        <style:tab-stops>
          <style:tab-stop style:position="8.005cm"/>
        </style:tab-stops>
      </style:paragraph-properties>
      <style:text-properties style:font-name="Arial" fo:font-style="normal" fo:font-weight="bold" officeooo:rsid="001e1138" officeooo:paragraph-rsid="001e1138" style:font-style-asian="normal" style:font-weight-asian="bold" style:font-style-complex="normal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7.1cm" style:auto-text-indent="false">
        <style:tab-stops>
          <style:tab-stop style:position="6.99cm"/>
        </style:tab-stops>
      </style:paragraph-properties>
      <style:text-properties style:font-name="Times New Roman" fo:font-size="10pt" fo:font-style="normal" fo:font-weight="bold" officeooo:rsid="001e1138" officeooo:paragraph-rsid="001e1138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7.1cm" style:auto-text-indent="false">
        <style:tab-stops>
          <style:tab-stop style:position="6.99cm"/>
        </style:tab-stops>
      </style:paragraph-properties>
      <style:text-properties style:font-name="Times New Roman" fo:font-size="10pt" fo:font-style="normal" fo:font-weight="normal" officeooo:rsid="001e1138" officeooo:paragraph-rsid="001e1138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7.001cm" style:auto-text-indent="false" style:page-number="auto">
        <style:tab-stops>
          <style:tab-stop style:position="6.99cm"/>
        </style:tab-stops>
      </style:paragraph-properties>
      <style:text-properties style:font-name="Times New Roman" fo:font-size="10pt" fo:font-style="normal" fo:font-weight="normal" officeooo:rsid="001eed00" officeooo:paragraph-rsid="001eed00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7.001cm" style:auto-text-indent="false">
        <style:tab-stops>
          <style:tab-stop style:position="6.99cm"/>
        </style:tab-stops>
      </style:paragraph-properties>
      <style:text-properties style:font-name="Times New Roman" fo:font-size="10pt" fo:font-style="normal" fo:font-weight="normal" officeooo:rsid="001eed00" officeooo:paragraph-rsid="001eed00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7.001cm" style:auto-text-indent="false">
        <style:tab-stops>
          <style:tab-stop style:position="6.99cm"/>
        </style:tab-stops>
      </style:paragraph-properties>
      <style:text-properties style:font-name="Times New Roman" fo:font-size="10pt" fo:font-style="normal" fo:font-weight="bold" officeooo:rsid="001eed00" officeooo:paragraph-rsid="001eed00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 style:master-page-name="">
      <loext:graphic-properties draw:fill="none"/>
      <style:paragraph-properties fo:margin-left="7.001cm" fo:margin-right="0cm" fo:text-align="justify" style:justify-single-word="false" fo:text-indent="0cm" style:auto-text-indent="false" style:page-number="auto">
        <style:tab-stops>
          <style:tab-stop style:position="6.99cm"/>
        </style:tab-stops>
      </style:paragraph-properties>
      <style:text-properties style:font-name="Times New Roman" fo:font-size="10pt" fo:font-style="normal" fo:font-weight="bold" officeooo:rsid="001e1138" officeooo:paragraph-rsid="001e1138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1ba6ea"/>
    </style:style>
    <style:style style:name="T2" style:family="text">
      <style:text-properties officeooo:rsid="001f4f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TÍTULO D<text:span text:style-name="T1">A COMUNICAÇÃO ORAL/PAINEL</text:span></text:p>
      <text:p text:style-name="P4"/>
      <text:p text:style-name="P1"/>
      <text:p text:style-name="P5"><text:s/><text:note text:id="ftn0" text:note-class="footnote"><text:note-citation>1</text:note-citation><text:note-body><text:p text:style-name="P6"><text:s/>Titulação, instituição, e e-mail </text:p></text:note-body></text:note>Nome do<text:span text:style-name="T1">(</text:span>s<text:span text:style-name="T1">)</text:span> autor<text:span text:style-name="T1">(</text:span>es<text:span text:style-name="T1">)</text:span> </text:p>
      <text:p text:style-name="P3"/>
      <text:p text:style-name="P3"/>
      <text:p text:style-name="P3"/>
      <text:p text:style-name="P14">RESUMO</text:p>
      <text:p text:style-name="P9"/>
      <text:p text:style-name="P10"/>
      <text:p text:style-name="P11">Palavras-chave: <text:span text:style-name="T2">até 5 palavras.</text:span></text:p>
      <text:p text:style-name="P12"/>
      <text:p text:style-name="P12"/>
      <text:p text:style-name="P13">ABSTRACT</text:p>
      <text:p text:style-name="P12"/>
      <text:p text:style-name="P12"/>
      <text:p text:style-name="P12">Key-words:</text:p>
      <text:p text:style-name="P8"/>
      <text:p text:style-name="P8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x="-3cm" svg:y="-2.228cm" svg:width="20.987cm" svg:height="2.33cm" draw:z-index="0"><draw:image xlink:href="Pictures/1000000000000360000000603FEC01F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09:54:25.507000000</meta:creation-date>
    <dc:date>2018-10-09T12:15:45.428000000</dc:date>
    <meta:editing-duration>PT2H21M18S</meta:editing-duration>
    <meta:editing-cycles>6</meta:editing-cycles>
    <meta:generator>LibreOffice/5.0.1.2$Windows_x86 LibreOffice_project/81898c9f5c0d43f3473ba111d7b351050be20261</meta:generator>
    <meta:document-statistic meta:table-count="0" meta:image-count="1" meta:object-count="0" meta:page-count="1" meta:paragraph-count="7" meta:word-count="18" meta:character-count="145" meta:non-whitespace-character-count="130"/>
  </office:meta>
</office:document-meta>
</file>